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GENCI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DEN</text:p>
          </table:table-cell>
          <table:table-cell office:value-type="string" table:style-name="ce1">
            <text:p>Agencia</text:p>
          </table:table-cell>
          <table:table-cell office:value-type="string" table:style-name="ce1">
            <text:p>Cuit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Telefon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IPS</text:p>
          </table:table-cell>
          <table:table-cell table:style-name="ce1"/>
          <table:table-cell office:value-type="string" table:style-name="ce1">
            <text:p>Piedras 77 6º (1002) C.F.</text:p>
          </table:table-cell>
          <table:table-cell office:value-type="float" office:value="3421958" table:style-name="ce1">
            <text:p>342195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RGOCEAN S.A.</text:p>
          </table:table-cell>
          <table:table-cell table:style-name="ce1"/>
          <table:table-cell office:value-type="string" table:style-name="ce1">
            <text:p>Maipu 471 12º (1376) C.F.</text:p>
          </table:table-cell>
          <table:table-cell office:value-type="float" office:value="3947111" table:style-name="ce1">
            <text:p>394711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ATTISTA S.A.</text:p>
          </table:table-cell>
          <table:table-cell table:style-name="ce1"/>
          <table:table-cell office:value-type="string" table:style-name="ce1">
            <text:p>Avda. Patricios 118 5º Of. G (1265) C.F.</text:p>
          </table:table-cell>
          <table:table-cell office:value-type="float" office:value="3102300" table:style-name="ce1">
            <text:p>310230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ROCE HNOS.</text:p>
          </table:table-cell>
          <table:table-cell table:style-name="ce1"/>
          <table:table-cell office:value-type="string" table:style-name="ce1">
            <text:p>Caboto 591 (1157) C.F.</text:p>
          </table:table-cell>
          <table:table-cell office:value-type="float" office:value="3627792" table:style-name="ce1">
            <text:p>362779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ULCE S.A.</text:p>
          </table:table-cell>
          <table:table-cell table:style-name="ce1"/>
          <table:table-cell office:value-type="string" table:style-name="ce1">
            <text:p>Tucuman 825 4º (1049) C.F.</text:p>
          </table:table-cell>
          <table:table-cell office:value-type="float" office:value="3931440" table:style-name="ce1">
            <text:p>393144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EMP. ARG. TRANSBORDO S.A.</text:p>
          </table:table-cell>
          <table:table-cell table:style-name="ce1"/>
          <table:table-cell office:value-type="string" table:style-name="ce1">
            <text:p>Esmeralda 341 4º (1370) C.F.</text:p>
          </table:table-cell>
          <table:table-cell office:value-type="float" office:value="3251078" table:style-name="ce1">
            <text:p>325107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AROS Y SERV. MTMOS. S.A.</text:p>
          </table:table-cell>
          <table:table-cell table:style-name="ce1"/>
          <table:table-cell office:value-type="string" table:style-name="ce1">
            <text:p>Paraguay 866 5º A (1057) C.F.</text:p>
          </table:table-cell>
          <table:table-cell office:value-type="float" office:value="3119132" table:style-name="ce1">
            <text:p>3119132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ERRE S.A.</text:p>
          </table:table-cell>
          <table:table-cell table:style-name="ce1"/>
          <table:table-cell office:value-type="string" table:style-name="ce1">
            <text:p>Pedro de Meendoza 1339 (1156) C.F.</text:p>
          </table:table-cell>
          <table:table-cell office:value-type="float" office:value="3011583" table:style-name="ce1">
            <text:p>301158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HAMBURG SUD ARGENTINA</text:p>
          </table:table-cell>
          <table:table-cell table:style-name="ce1"/>
          <table:table-cell office:value-type="string" table:style-name="ce1">
            <text:p>Florida 537/71 (1005) C.F.</text:p>
          </table:table-cell>
          <table:table-cell office:value-type="float" office:value="3942722" table:style-name="ce1">
            <text:p>394272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HEINLEIN S.A.</text:p>
          </table:table-cell>
          <table:table-cell table:style-name="ce1"/>
          <table:table-cell office:value-type="string" table:style-name="ce1">
            <text:p>Peru 359 13º (1067) C.F.</text:p>
          </table:table-cell>
          <table:table-cell office:value-type="float" office:value="3342315" table:style-name="ce1">
            <text:p>334231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INCHAPE SHIPING SERV. ARG.</text:p>
          </table:table-cell>
          <table:table-cell table:style-name="ce1"/>
          <table:table-cell office:value-type="string" table:style-name="ce1">
            <text:p>L.N. Alem 986 11º (1001) C.F.</text:p>
          </table:table-cell>
          <table:table-cell office:value-type="float" office:value="3152888" table:style-name="ce1">
            <text:p>3152888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.Y.R.A.S.A.</text:p>
          </table:table-cell>
          <table:table-cell table:style-name="ce1"/>
          <table:table-cell office:value-type="string" table:style-name="ce1">
            <text:p>Rivadavia 861/69 2º (1083) C.F.</text:p>
          </table:table-cell>
          <table:table-cell office:value-type="float" office:value="3453102" table:style-name="ce1">
            <text:p>3453102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ERSK ARGENTINA</text:p>
          </table:table-cell>
          <table:table-cell table:style-name="ce1"/>
          <table:table-cell office:value-type="string" table:style-name="ce1">
            <text:p>Florida 547 23º (1005) C.F.</text:p>
          </table:table-cell>
          <table:table-cell office:value-type="float" office:value="3226090" table:style-name="ce1">
            <text:p>322609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RUBA S.C.A.</text:p>
          </table:table-cell>
          <table:table-cell table:style-name="ce1"/>
          <table:table-cell office:value-type="string" table:style-name="ce1">
            <text:p>Maipu 535 7º (1006) C.F.</text:p>
          </table:table-cell>
          <table:table-cell office:value-type="float" office:value="3203740" table:style-name="ce1">
            <text:p>320374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ERIDIAM MARITIME S.A.</text:p>
          </table:table-cell>
          <table:table-cell table:style-name="ce1"/>
          <table:table-cell office:value-type="string" table:style-name="ce1">
            <text:p>Carlos Calvo 921 10º (1102) C.F.</text:p>
          </table:table-cell>
          <table:table-cell office:value-type="float" office:value="3073438" table:style-name="ce1">
            <text:p>307343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ULTIMAR S.A.</text:p>
          </table:table-cell>
          <table:table-cell table:style-name="ce1"/>
          <table:table-cell office:value-type="string" table:style-name="ce1">
            <text:p>San Martin 483 5º (1348) C.F.</text:p>
          </table:table-cell>
          <table:table-cell office:value-type="float" office:value="3283111" table:style-name="ce1">
            <text:p>328311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ABSA</text:p>
          </table:table-cell>
          <table:table-cell table:style-name="ce1"/>
          <table:table-cell office:value-type="string" table:style-name="ce1">
            <text:p>Paseo Colon 728 4º (1063) C.F.</text:p>
          </table:table-cell>
          <table:table-cell office:value-type="float" office:value="3423418" table:style-name="ce1">
            <text:p>3423418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ROBINSON S.A.C.F.E.</text:p>
          </table:table-cell>
          <table:table-cell table:style-name="ce1"/>
          <table:table-cell office:value-type="string" table:style-name="ce1">
            <text:p>25 de Mayo 277 8º (1002) C.F.</text:p>
          </table:table-cell>
          <table:table-cell office:value-type="float" office:value="3340109" table:style-name="ce1">
            <text:p>3340109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SHELL CAPSA.</text:p>
          </table:table-cell>
          <table:table-cell table:style-name="ce1"/>
          <table:table-cell office:value-type="string" table:style-name="ce1">
            <text:p>Esmeralda 199 (1383) C.F.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TAGSA</text:p>
          </table:table-cell>
          <table:table-cell table:style-name="ce1"/>
          <table:table-cell office:value-type="string" table:style-name="ce1">
            <text:p>Alicia Moreau de Justo 1971 Of. 202</text:p>
          </table:table-cell>
          <table:table-cell office:value-type="float" office:value="3137837" table:style-name="ce1">
            <text:p>3137837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TAMIC S.A.M.C.I y A.</text:p>
          </table:table-cell>
          <table:table-cell table:style-name="ce1"/>
          <table:table-cell office:value-type="string" table:style-name="ce1">
            <text:p>Paseo Colon 439 3º (1063) C.F.</text:p>
          </table:table-cell>
          <table:table-cell office:value-type="float" office:value="3434554" table:style-name="ce1">
            <text:p>3434554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RANSPLATA S.A.</text:p>
          </table:table-cell>
          <table:table-cell table:style-name="ce1"/>
          <table:table-cell office:value-type="string" table:style-name="ce1">
            <text:p>Avda. Cordoba 629 6º (1054) C.F.</text:p>
          </table:table-cell>
          <table:table-cell office:value-type="float" office:value="3114754" table:style-name="ce1">
            <text:p>311475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WIPON S.A.</text:p>
          </table:table-cell>
          <table:table-cell table:style-name="ce1"/>
          <table:table-cell office:value-type="string" table:style-name="ce1">
            <text:p>Florida 683 5º (1003) C.F.</text:p>
          </table:table-cell>
          <table:table-cell office:value-type="float" office:value="3145373" table:style-name="ce1">
            <text:p>3145373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HORAMAR S.A.</text:p>
          </table:table-cell>
          <table:table-cell table:number-columns-repeated="2" table:style-name="ce1"/>
          <table:table-cell office:value-type="float" office:value="3131275" table:style-name="ce1">
            <text:p>3131275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CARUSO V.A.</text:p>
          </table:table-cell>
          <table:table-cell table:style-name="ce1"/>
          <table:table-cell office:value-type="string" table:style-name="ce1">
            <text:p>Magallanes1036 (1642) SAN ISIDRO</text:p>
          </table:table-cell>
          <table:table-cell office:value-type="float" office:value="7421332" table:style-name="ce1">
            <text:p>7421332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LPEMAR SRL.</text:p>
          </table:table-cell>
          <table:table-cell table:style-name="ce1"/>
          <table:table-cell office:value-type="string" table:style-name="ce1">
            <text:p>Viamonte 749 piso 21</text:p>
          </table:table-cell>
          <table:table-cell office:value-type="float" office:value="3229722" table:style-name="ce1">
            <text:p>322972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ULTRAMAR ARGENTINA 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ARITIMA KRONO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ODFJELL ARGENTINA S.A.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TRANSPORTES FLUV JILGUERO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ARITIMA HEILEIN S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BETELGEUSE SHIPPING SERV 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ARITIMA MERIDIA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SHIPPING SERVICES ARG S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HAPAG LLOYD ARG SR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SEALIGHT SR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BLINKI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MAR Y RIOS ARGENTINO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BBEY SEA S.A.</text:p>
          </table:table-cell>
          <table:table-cell office:value-type="string" table:style-name="ce1">
            <text:p>30-70915570-5</text:p>
          </table:table-cell>
          <table:table-cell office:value-type="string" table:style-name="ce1">
            <text:p>ALICIA M DE JUSTO 1720</text:p>
          </table:table-cell>
          <table:table-cell office:value-type="float" office:value="4312002" table:style-name="ce1">
            <text:p>4312002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MEDITERRANEAN SHIP COMP</text:p>
          </table:table-cell>
          <table:table-cell table:style-name="ce1"/>
          <table:table-cell office:value-type="string" table:style-name="ce1">
            <text:p>CHILE 801</text:p>
          </table:table-cell>
          <table:table-cell office:value-type="float" office:value="5300720" table:style-name="ce1">
            <text:p>5300720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RBUE SERVICES</text:p>
          </table:table-cell>
          <table:table-cell table:style-name="ce1"/>
          <table:table-cell office:value-type="string" table:style-name="ce1">
            <text:p>PIEDRAS 1077</text:p>
          </table:table-cell>
          <table:table-cell office:value-type="float" office:value="3071354" table:style-name="ce1">
            <text:p>3071354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FC SHIPPING S.A</text:p>
          </table:table-cell>
          <table:table-cell office:value-type="string" table:style-name="ce1">
            <text:p>30-70801880-1</text:p>
          </table:table-cell>
          <table:table-cell office:value-type="string" table:style-name="ce1">
            <text:p>MAIPU 8792</text:p>
          </table:table-cell>
          <table:table-cell office:value-type="float" office:value="5151333" table:style-name="ce1">
            <text:p>5151333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CUPRUM PORT SERVICES SRL</text:p>
          </table:table-cell>
          <table:table-cell office:value-type="string" table:style-name="ce1">
            <text:p>30-71206834-1</text:p>
          </table:table-cell>
          <table:table-cell office:value-type="string" table:style-name="ce1">
            <text:p>ING. HUERGO 1437</text:p>
          </table:table-cell>
          <table:table-cell office:value-type="float" office:value="3079163" table:style-name="ce1">
            <text:p>3079163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RENERA VIRAZON S.A</text:p>
          </table:table-cell>
          <table:table-cell office:value-type="string" table:style-name="ce1">
            <text:p>30-50693401-6</text:p>
          </table:table-cell>
          <table:table-cell office:value-type="string" table:style-name="ce1">
            <text:p>BEAUCHEF 409</text:p>
          </table:table-cell>
          <table:table-cell office:value-type="float" office:value="2229181" table:style-name="ce1">
            <text:p>2229181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NAVIERA AZUL S.A</text:p>
          </table:table-cell>
          <table:table-cell office:value-type="string" table:style-name="ce1">
            <text:p>30-70986656-3</text:p>
          </table:table-cell>
          <table:table-cell office:value-type="string" table:style-name="ce1">
            <text:p>BEAUCHEF 409</text:p>
          </table:table-cell>
          <table:table-cell office:value-type="float" office:value="2229181" table:style-name="ce1">
            <text:p>2229181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SUYING S.A</text:p>
          </table:table-cell>
          <table:table-cell office:value-type="string" table:style-name="ce1">
            <text:p>30-70736688-1</text:p>
          </table:table-cell>
          <table:table-cell office:value-type="string" table:style-name="ce1">
            <text:p>GENOVA 1844</text:p>
          </table:table-cell>
          <table:table-cell office:value-type="float" office:value="2229181" table:style-name="ce1">
            <text:p>2229181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COSCO MARITIMA ARGENTIN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ARUBA S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OCEAN NETWORK EXPRESS ARG</text:p>
          </table:table-cell>
          <table:table-cell office:value-type="string" table:style-name="ce1">
            <text:p>30-00000000-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MARITIMA MARUB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RAIZEN ARGENTIN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G. MARITIMA INTERNACIONA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HORE AND SE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B&amp;M AG MARITIM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MSC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ON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MI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18" table:style-name="ro1">
          <table:table-cell table:number-columns-repeated="16384"/>
        </table:table-row>
      </table:table>
      <table:named-expressions>
        <table:named-range table:name="AGENCIAS" table:cell-range-address="AGENCIAS.$A$1:AGENCIAS.$E$58" table:base-cell-address="AGENCIA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5:05Z</meta:creation-date>
    <dc:date>2019-12-12T00:50:24Z</dc:date>
  </office:meta>
</office:document-meta>
</file>